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4"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9"/>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4"/>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46"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46"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46"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6"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16:03:44.3004878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1T16:08:44.361196962</dc:date>
    <meta:editing-duration>P66DT5H9M25S</meta:editing-duration>
    <meta:editing-cycles>227</meta:editing-cycles>
    <meta:generator>LibreOffice/6.0.6.2$Linux_X86_64 LibreOffice_project/00m0$Build-2</meta:generator>
    <meta:document-statistic meta:table-count="2" meta:cell-count="1176" meta:object-count="0"/>
  </office:meta>
</office:document-meta>
</file>